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TestVisitor.route( RequestPredicate predicate , HandlerFunction &lt; ?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TestVisitor.end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TestVisitor.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TestVisitor.startNested( Reques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TestVisitor.visi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TestVisitor.unknown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TestVisitor.routerFunctio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TestVisitor.resources( Function &lt; ServerRequest , Mono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